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8*"/>
    </style:style>
    <style:style style:name="Tabla2.B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8*"/>
    </style:style>
    <style:style style:name="Tabla3.B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-left="none" fo:border-right="0.5pt solid #000000" fo:border-top="0.5pt solid #000000" fo:border-bottom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none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bb2bc" officeooo:paragraph-rsid="001bb2bc"/>
    </style:style>
    <style:style style:name="P2" style:family="paragraph" style:parent-style-name="Table_20_Contents">
      <style:text-properties officeooo:rsid="001bb2bc" officeooo:paragraph-rsid="001bb2bc"/>
    </style:style>
    <style:style style:name="P3" style:family="paragraph" style:parent-style-name="Table_20_Contents">
      <style:text-properties fo:font-weight="bold" officeooo:rsid="001bb2bc" officeooo:paragraph-rsid="001bb2bc" style:font-weight-asian="bold" style:font-weight-complex="bold"/>
    </style:style>
    <style:style style:name="P4" style:family="paragraph" style:parent-style-name="Standard">
      <style:text-properties officeooo:rsid="001c7f26" officeooo:paragraph-rsid="001c7f26"/>
    </style:style>
    <style:style style:name="P5" style:family="paragraph" style:parent-style-name="Table_20_Contents">
      <style:text-properties officeooo:rsid="001c7f26" officeooo:paragraph-rsid="001c7f26"/>
    </style:style>
    <style:style style:name="P6" style:family="paragraph" style:parent-style-name="Standard">
      <style:text-properties fo:color="#000000" loext:opacity="100%" style:font-name="Consolas" fo:font-size="9.5pt" style:font-size-asian="9.5pt"/>
    </style:style>
    <style:style style:name="P7" style:family="paragraph" style:parent-style-name="Standard">
      <style:text-properties fo:color="#808080" loext:opacity="100%" style:font-name="Consolas" fo:font-size="9.5pt" style:font-size-asian="9.5pt"/>
    </style:style>
    <style:style style:name="P8" style:family="paragraph" style:parent-style-name="Standard">
      <style:text-properties fo:color="#0000ff" loext:opacity="100%" style:font-name="Consolas" fo:font-size="9.5pt" style:font-size-asian="9.5pt"/>
    </style:style>
    <style:style style:name="P9" style:family="paragraph" style:parent-style-name="Table_20_Contents" style:list-style-name="L1">
      <style:text-properties officeooo:rsid="001bb2bc" officeooo:paragraph-rsid="001bb2bc"/>
    </style:style>
    <style:style style:name="P10" style:family="paragraph" style:parent-style-name="Table_20_Contents">
      <style:text-properties officeooo:rsid="001bb2bc" officeooo:paragraph-rsid="001bb2bc"/>
    </style:style>
    <style:style style:name="P11" style:family="paragraph" style:parent-style-name="Table_20_Contents" style:list-style-name="L2">
      <style:text-properties fo:font-weight="normal" officeooo:rsid="001bb2bc" officeooo:paragraph-rsid="001bb2bc" style:font-weight-asian="normal" style:font-weight-complex="normal"/>
    </style:style>
    <style:style style:name="P12" style:family="paragraph" style:parent-style-name="Table_20_Contents" style:list-style-name="L3">
      <style:text-properties fo:font-weight="normal" officeooo:rsid="001bb2bc" officeooo:paragraph-rsid="001bb2bc" style:font-weight-asian="normal" style:font-weight-complex="normal"/>
    </style:style>
    <style:style style:name="P13" style:family="paragraph" style:parent-style-name="Table_20_Contents">
      <style:text-properties fo:font-weight="normal" officeooo:rsid="001bb2bc" officeooo:paragraph-rsid="001bb2bc" style:font-weight-asian="normal" style:font-weight-complex="normal"/>
    </style:style>
    <style:style style:name="P14" style:family="paragraph" style:parent-style-name="Table_20_Contents">
      <style:text-properties fo:font-weight="normal" officeooo:rsid="001e270f" officeooo:paragraph-rsid="001e270f" style:font-weight-asian="normal" style:font-weight-complex="normal"/>
    </style:style>
    <style:style style:name="P15" style:family="paragraph" style:parent-style-name="Table_20_Contents">
      <style:text-properties officeooo:rsid="001e270f" officeooo:paragraph-rsid="001e27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b2bc" style:font-weight-asian="bold" style:font-weight-complex="bold"/>
    </style:style>
    <style:style style:name="T3" style:family="text">
      <style:text-properties fo:color="#0000ff" loext:opacity="100%" style:font-name="Consolas" fo:font-size="9.5pt" style:font-size-asian="9.5pt"/>
    </style:style>
    <style:style style:name="T4" style:family="text">
      <style:text-properties fo:color="#000000" loext:opacity="100%" style:font-name="Consolas" fo:font-size="9.5pt" style:font-size-asian="9.5pt"/>
    </style:style>
    <style:style style:name="T5" style:family="text">
      <style:text-properties fo:color="#808080" loext:opacity="100%" style:font-name="Consolas" fo:font-size="9.5pt" style:font-size-asian="9.5pt"/>
    </style:style>
    <style:style style:name="T6" style:family="text">
      <style:text-properties fo:color="#ff0000" loext:opacity="100%" style:font-name="Consolas" fo:font-size="9.5pt" style:font-size-asian="9.5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CREATE DATABASE NOMBRE_DB</text:p>
            <text:p text:style-name="P2">USE NOMBRE_DB</text:p>
          </table:table-cell>
          <table:table-cell table:style-name="Tabla1.B1" office:value-type="string">
            <text:p text:style-name="P2">Crear una base de datos y usarla</text:p>
          </table:table-cell>
        </table:table-row>
      </table:table>
      <text:p text:style-name="P1"/>
      <text:p text:style-name="P1">Crear tabla y columnas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CREATE TABLE NOMBRE_TBL(</text:p>
            <text:p text:style-name="P2">….</text:p>
            <text:p text:style-name="P2">)</text:p>
          </table:table-cell>
          <table:table-cell table:style-name="Tabla2.B1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2">IdProducto int primary key identity(1,1),</text:p>
          </table:table-cell>
          <table:table-cell table:style-name="Tabla2.B2" office:value-type="string">
            <text:p text:style-name="Table_20_Contents"><text:s/><text:span text:style-name="T2">Crear una columna para id</text:span></text:p>
            <text:list text:style-name="L1">
              <text:list-item>
                <text:p text:style-name="P9">Entero</text:p>
              </text:list-item>
              <text:list-item>
                <text:p text:style-name="P9">Clave Primaria </text:p>
              </text:list-item>
              <text:list-item>
                <text:p text:style-name="P9">Identidad(v. Inicial, v. incremental)</text:p>
              </text:list-item>
            </text:list>
          </table:table-cell>
        </table:table-row>
        <table:table-row>
          <table:table-cell table:style-name="Tabla2.A2" office:value-type="string">
            <text:p text:style-name="P2">NombreColumna …</text:p>
            <text:p text:style-name="P2">int</text:p>
            <text:p text:style-name="P2">varchar(50)</text:p>
            <text:p text:style-name="P2">bit</text:p>
            <text:p text:style-name="P2">decimal</text:p>
            <text:p text:style-name="P2">datetime</text:p>
            <text:p text:style-name="P15">varbinary(max)</text:p>
          </table:table-cell>
          <table:table-cell table:style-name="Tabla2.B2" office:value-type="string">
            <text:p text:style-name="P3">Crear una columna nomal</text:p>
            <text:p text:style-name="P2">Entero</text:p>
            <text:p text:style-name="P2">letras</text:p>
            <text:p text:style-name="P2">0-1</text:p>
            <text:p text:style-name="P2">decimal para <text:span text:style-name="T1">PRECIOS</text:span></text:p>
            <text:p text:style-name="P13">fechas</text:p>
            <text:p text:style-name="P14">para guardar archivos en binario</text:p>
          </table:table-cell>
        </table:table-row>
        <table:table-row>
          <table:table-cell table:style-name="Tabla2.A2" office:value-type="string">
            <text:p text:style-name="Table_20_Contents"/>
            <text:p text:style-name="P2">NombreColumna int not null,</text:p>
            <text:p text:style-name="P2"/>
            <text:p text:style-name="P2"/>
            <text:p text:style-name="P2">NombreColumna int default 1,</text:p>
            <text:p text:style-name="P2"/>
            <text:p text:style-name="P2">NombreColumna date time default getdate()</text:p>
          </table:table-cell>
          <table:table-cell table:style-name="Tabla2.B2" office:value-type="string">
            <text:p text:style-name="P3">Crear una columna no nula</text:p>
            <text:list text:style-name="L2">
              <text:list-item>
                <text:p text:style-name="P11">entera</text:p>
              </text:list-item>
              <text:list-item>
                <text:p text:style-name="P11">no <text:s/>nula</text:p>
              </text:list-item>
            </text:list>
            <text:p text:style-name="P3">Crear una columna con default</text:p>
            <text:list text:style-name="L3">
              <text:list-item>
                <text:p text:style-name="P12">entera </text:p>
              </text:list-item>
              <text:list-item>
                <text:p text:style-name="P12">admite nula pero pone por default 1</text:p>
              </text:list-item>
            </text:list>
            <text:p text:style-name="P3">Crear una columna con default fecha actual</text:p>
          </table:table-cell>
        </table:table-row>
        <table:table-row>
          <table:table-cell table:style-name="Tabla2.A2" office:value-type="string">
            <text:p text:style-name="Table_20_Contents"/>
            <text:p text:style-name="P2">NombreCol <text:s/>int references Tabla2(IdTabla2)</text:p>
          </table:table-cell>
          <table:table-cell table:style-name="Tabla2.B2" office:value-type="string">
            <text:p text:style-name="P3">Poner de referencia a otro columna</text:p>
          </table:table-cell>
        </table:table-row>
      </table:table>
      <text:p text:style-name="P1"/>
      <text:p text:style-name="P1"/>
      <text:p text:style-name="P4">Procedures y exec(programar procesos y testearlos)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">CREATE PROCEDURE sp_Registro(</text:p>
            <text:p text:style-name="P5">@nombre varchar(50)</text:p>
            <text:p text:style-name="P5"/>
            <text:p text:style-name="P5">)</text:p>
            <text:p text:style-name="P5">as</text:p>
            <text:p text:style-name="P5">begin</text:p>
            <text:p text:style-name="P5">….</text:p>
            <text:p text:style-name="P5">end</text:p>
          </table:table-cell>
          <table:table-cell table:style-name="Tabla3.B1" office:value-type="string">
            <text:p text:style-name="P5">Creacion de el procedure</text:p>
            <text:p text:style-name="P5">Se crean variables (las que necesitemos nomas)</text:p>
            <text:p text:style-name="P5">existen dentro del scoope</text:p>
            <text:p text:style-name="P5"/>
            <text:p text:style-name="P5">logica...</text:p>
            <text:p text:style-name="P5">inicio</text:p>
            <text:p text:style-name="P5"/>
            <text:p text:style-name="P5">fin</text:p>
          </table:table-cell>
        </table:table-row>
        <table:table-row>
          <table:table-cell table:style-name="Tabla3.A2" office:value-type="string">
            <text:p text:style-name="P5">….ejemplo...</text:p>
            <text:p text:style-name="P5">if(not exists(select * from where nombre=’j’))</text:p>
            <text:p text:style-name="P5"><text:tab/></text:p>
            <text:p text:style-name="P5">else</text:p>
            <text:p text:style-name="P5"/>
          </table:table-cell>
          <table:table-cell table:style-name="Tabla3.B2" office:value-type="string">
            <text:p text:style-name="P5"/>
          </table:table-cell>
        </table:table-row>
        <table:table-row>
          <table:table-cell table:style-name="Tabla3.A2" office:value-type="string">
            <text:p text:style-name="P5">….ejemplo...</text:p>
            <text:p text:style-name="P5">if(not exists(select * from where nombre=@nombre))</text:p>
            <text:p text:style-name="P5"><text:tab/></text:p>
            <text:p text:style-name="P5">else</text:p>
          </table:table-cell>
          <table:table-cell table:style-name="Tabla3.B2" office:value-type="string">
            <text:p text:style-name="P5"/>
          </table:table-cell>
        </table:table-row>
      </table:table>
      <text:p text:style-name="P4"><text:soft-page-break/>Uso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">DECLARE <text:s/>@MiVar int, @MiVar2 varchar(100)</text:p>
            <text:p text:style-name="P5">EXEC sp_Registro “jonathan”</text:p>
          </table:table-cell>
        </table:table-row>
      </table:table>
      <text:p text:style-name="P4"/>
      <text:p text:style-name="P4"/>
      <text:p text:style-name="P4">Ejemplo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Standard"><text:span text:style-name="T3">create</text:span><text:span text:style-name="T4"> </text:span><text:span text:style-name="T3">procedure</text:span><text:span text:style-name="T4"> sp_RegistroUsuario</text:span><text:span text:style-name="T5">(</text:span></text:p>
            <text:p text:style-name="Standard"><text:span text:style-name="T4">@Correo </text:span><text:span text:style-name="T3">varchar</text:span><text:span text:style-name="T5">(</text:span><text:span text:style-name="T4">100</text:span><text:span text:style-name="T5">),</text:span></text:p>
            <text:p text:style-name="Standard"><text:span text:style-name="T4">@Clave </text:span><text:span text:style-name="T3">varchar</text:span><text:span text:style-name="T5">(</text:span><text:span text:style-name="T4">100</text:span><text:span text:style-name="T5">),</text:span></text:p>
            <text:p text:style-name="Standard"><text:span text:style-name="T4">@Registrado </text:span><text:span text:style-name="T3">bit</text:span><text:span text:style-name="T4"> </text:span><text:span text:style-name="T3">output</text:span><text:span text:style-name="T5">,</text:span></text:p>
            <text:p text:style-name="Standard"><text:span text:style-name="T4">@Mensaje </text:span><text:span text:style-name="T3">varchar</text:span><text:span text:style-name="T5">(</text:span><text:span text:style-name="T4">200</text:span><text:span text:style-name="T5">)</text:span><text:span text:style-name="T4"> </text:span><text:span text:style-name="T3">output</text:span></text:p>
            <text:p text:style-name="P7">)</text:p>
            <text:p text:style-name="P8">as</text:p>
            <text:p text:style-name="P8">begin</text:p>
            <text:p text:style-name="Standard"><text:span text:style-name="T4"><text:tab/></text:span><text:span text:style-name="T3">if</text:span><text:span text:style-name="T5">(not</text:span><text:span text:style-name="T4"> </text:span><text:span text:style-name="T5">exists(</text:span><text:span text:style-name="T3">select</text:span><text:span text:style-name="T4"> </text:span><text:span text:style-name="T5">*</text:span><text:span text:style-name="T4"> </text:span><text:span text:style-name="T3">from</text:span><text:span text:style-name="T4"> USUARIO </text:span><text:span text:style-name="T3">where</text:span><text:span text:style-name="T4"> Correo</text:span><text:span text:style-name="T5">=</text:span><text:span text:style-name="T4">@Correo</text:span><text:span text:style-name="T5">))</text:span></text:p>
            <text:p text:style-name="Standard"><text:span text:style-name="T4"><text:tab/></text:span><text:span text:style-name="T3">begin</text:span></text:p>
            <text:p text:style-name="Standard"><text:span text:style-name="T4"><text:tab/><text:tab/></text:span><text:span text:style-name="T3">insert</text:span><text:span text:style-name="T4"> </text:span><text:span text:style-name="T3">into</text:span><text:span text:style-name="T4"> USUARIO</text:span><text:span text:style-name="T5">(</text:span><text:span text:style-name="T4">Correo</text:span><text:span text:style-name="T5">,</text:span><text:span text:style-name="T4">Clave</text:span><text:span text:style-name="T5">)</text:span><text:span text:style-name="T3">values</text:span><text:span text:style-name="T5">(</text:span><text:span text:style-name="T4">@Correo</text:span><text:span text:style-name="T5">,</text:span><text:span text:style-name="T4">@Clave</text:span><text:span text:style-name="T5">)</text:span></text:p>
            <text:p text:style-name="Standard"><text:span text:style-name="T4"><text:tab/><text:tab/></text:span><text:span text:style-name="T3">set</text:span><text:span text:style-name="T4"> @Registrado</text:span><text:span text:style-name="T5">=</text:span><text:span text:style-name="T4">1</text:span></text:p>
            <text:p text:style-name="Standard"><text:span text:style-name="T4"><text:tab/><text:tab/></text:span><text:span text:style-name="T3">set</text:span><text:span text:style-name="T4"> @Mensaje</text:span><text:span text:style-name="T5">=</text:span><text:span text:style-name="T6">'Usuario registrado'</text:span></text:p>
            <text:p text:style-name="Standard"><text:span text:style-name="T4"><text:tab/></text:span><text:span text:style-name="T3">end</text:span></text:p>
            <text:p text:style-name="Standard"><text:span text:style-name="T4"><text:tab/></text:span><text:span text:style-name="T3">else</text:span></text:p>
            <text:p text:style-name="Standard"><text:span text:style-name="T4"><text:tab/></text:span><text:span text:style-name="T3">begin</text:span></text:p>
            <text:p text:style-name="Standard"><text:span text:style-name="T4"><text:tab/><text:tab/></text:span><text:span text:style-name="T3">set</text:span><text:span text:style-name="T4"> @Registrado</text:span><text:span text:style-name="T5">=</text:span><text:span text:style-name="T4">0</text:span></text:p>
            <text:p text:style-name="Standard"><text:span text:style-name="T4"><text:tab/><text:tab/></text:span><text:span text:style-name="T3">set</text:span><text:span text:style-name="T4"> @Mensaje</text:span><text:span text:style-name="T5">=</text:span><text:span text:style-name="T6">'El correo ya existe'</text:span></text:p>
            <text:p text:style-name="Standard"><text:span text:style-name="T4"><text:tab/></text:span><text:span text:style-name="T3">end</text:span></text:p>
            <text:p text:style-name="P8">end</text:p>
          </table:table-cell>
        </table:table-row>
        <table:table-row>
          <table:table-cell table:style-name="Tabla5.A2" office:value-type="string">
            <text:p text:style-name="Standard"><text:span text:style-name="T3">declare</text:span><text:span text:style-name="T4"> @Registrado </text:span><text:span text:style-name="T3">bit</text:span><text:span text:style-name="T5">,</text:span><text:span text:style-name="T4"> @Mensaje </text:span><text:span text:style-name="T3">varchar</text:span><text:span text:style-name="T5">(</text:span><text:span text:style-name="T4">100</text:span><text:span text:style-name="T5">)</text:span></text:p>
            <text:p text:style-name="Standard"><text:span text:style-name="T3">exec</text:span><text:span text:style-name="T4"> sp_RegistroUsuario</text:span><text:span text:style-name="T3"> </text:span><text:span text:style-name="T4">"Jonathan@gmailcom"</text:span><text:span text:style-name="T5">,</text:span><text:span text:style-name="T4">"contra21"</text:span><text:span text:style-name="T5">,</text:span><text:span text:style-name="T4">@Registrado </text:span><text:span text:style-name="T3">output</text:span><text:span text:style-name="T5">,</text:span><text:span text:style-name="T4">@Mensaje </text:span><text:span text:style-name="T3">output</text:span></text:p>
            <text:p text:style-name="P6"/>
            <text:p text:style-name="Standard"><text:span text:style-name="T3">select</text:span><text:span text:style-name="T4"> @Registrado</text:span></text:p>
            <text:p text:style-name="Standard"><text:span text:style-name="T3">select</text:span><text:span text:style-name="T4"> @Mensaje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8T19:36:14.085000000</dc:date>
    <meta:editing-duration>PT29M54S</meta:editing-duration>
    <meta:editing-cycles>3</meta:editing-cycles>
    <meta:generator>LibreOffice/7.4.1.2$Windows_X86_64 LibreOffice_project/3c58a8f3a960df8bc8fd77b461821e42c061c5f0</meta:generator>
    <meta:document-statistic meta:table-count="5" meta:image-count="0" meta:object-count="0" meta:page-count="2" meta:paragraph-count="88" meta:word-count="238" meta:character-count="1721" meta:non-whitespace-character-count="1552"/>
  </office:meta>
</office:document-meta>
</file>